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fill="hatch" draw:fill-hatch-name="Black_20_45_20_Degrees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hatch" draw:fill-hatch-name="Red_20_Crossed_20_45_20_Degrees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4cm" fo:min-width="4.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13cm"/>
    </style:style>
    <style:style style:name="gr6" style:family="graphic" style:parent-style-name="objectwithoutfill">
      <style:graphic-properties draw:stroke="solid" draw:marker-start="Small_20_Arrow" draw:marker-start-width="0.3cm" draw:marker-end="Small_20_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text-position="sub 58%" fo:font-size="15pt" style:font-size-asian="15pt" style:font-size-complex="15pt"/>
    </style:style>
    <style:style style:name="T3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8cm" svg:height="10.4cm" svg:x="7.2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cm" svg:height="10.2cm" svg:x="7.4cm" svg:y="5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686cm" svg:height="0.385cm" svg:x="7.214cm" svg:y="11.2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142cm" svg:height="5.985cm" svg:x="9.458cm" svg:y="5.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cm" svg:height="1.022cm" svg:x="8.8cm" svg:y="14.878cm">
          <draw:text-box>
            <text:p text:style-name="P2"><text:span text:style-name="T1">V</text:span><text:span text:style-name="T2">1</text:span></text:p>
          </draw:text-box>
        </draw:frame>
        <draw:custom-shape draw:style-name="gr1" draw:text-style-name="P1" draw:layer="layout" svg:width="4.8cm" svg:height="10.4cm" svg:x="14.5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cm" svg:height="10.2cm" svg:x="14.7cm" svg:y="5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686cm" svg:height="0.385cm" svg:x="14.514cm" svg:y="14.1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142cm" svg:height="5.985cm" svg:x="16.758cm" svg:y="8.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042cm" svg:height="1.022cm" svg:x="16.4cm" svg:y="14.9cm">
          <draw:text-box>
            <text:p text:style-name="P2"><text:span text:style-name="T1">V</text:span><text:span text:style-name="T2">2</text:span></text:p>
          </draw:text-box>
        </draw:frame>
        <draw:custom-shape draw:style-name="gr2" draw:text-style-name="P1" draw:layer="layout" svg:width="0.8cm" svg:height="12cm" svg:x="1cm" svg:y="8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2.513cm" svg:height="0.962cm" svg:x="8.323cm" svg:y="3.968cm">
          <draw:text-box>
            <text:p>State 1</text:p>
          </draw:text-box>
        </draw:frame>
        <draw:frame draw:style-name="gr5" draw:layer="layout" svg:width="2.513cm" svg:height="0.962cm" svg:x="15.624cm" svg:y="3.968cm">
          <draw:text-box>
            <text:p>State 2</text:p>
          </draw:text-box>
        </draw:frame>
        <draw:line draw:style-name="gr6" draw:text-style-name="P1" draw:layer="layout" svg:x1="13.4cm" svg:y1="11.4cm" svg:x2="13.4cm" svg:y2="14.316cm">
          <text:p/>
        </draw:line>
        <draw:line draw:style-name="gr7" draw:text-style-name="P1" draw:layer="layout" svg:x1="12cm" svg:y1="11.415cm" svg:x2="14.5cm" svg:y2="11.4cm">
          <text:p/>
        </draw:line>
        <draw:line draw:style-name="gr7" draw:text-style-name="P1" draw:layer="layout" svg:x1="12cm" svg:y1="14.316cm" svg:x2="14.5cm" svg:y2="14.301cm">
          <text:p/>
        </draw:line>
        <draw:frame draw:style-name="gr8" draw:layer="layout" svg:width="1.171cm" svg:height="0.962cm" svg:x="12.229cm" svg:y="12.3cm">
          <draw:text-box>
            <text:p>dx</text:p>
          </draw:text-box>
        </draw:frame>
        <draw:custom-shape draw:style-name="gr9" draw:text-style-name="P1" draw:layer="layout" svg:width="1cm" svg:height="3cm" svg:x="10cm" svg:y="8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layer="layout" svg:width="1.416cm" svg:height="1.171cm" svg:x="10.484cm" svg:y="8.529cm">
          <draw:text-box>
            <text:p>P<text:span text:style-name="T3">ext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hatch draw:name="Red_20_Crossed_20_45_20_Degrees" draw:display-name="Red Crossed 45 Degrees" draw:style="double" draw:color="#800000" draw:distance="0.076cm" draw:rotation="450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fferson Gomes</meta:initial-creator>
    <meta:creation-date>2016-02-11T16:20:25</meta:creation-date>
    <dc:date>2017-02-15T14:24:07.828441466</dc:date>
    <meta:editing-duration>PT6M15S</meta:editing-duration>
    <meta:editing-cycles>7</meta:editing-cycles>
    <meta:generator>LibreOffice/4.2.8.2$Linux_X86_64 LibreOffice_project/420m0$Build-2</meta:generator>
    <meta:document-statistic meta:object-count="42"/>
  </office:meta>
</office:document-meta>
</file>